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34a77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Footer">
      <style:text-properties fo:font-size="2pt" style:font-size-asian="1.75pt" style:font-size-complex="2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officeooo:rsid="00321ce7" officeooo:paragraph-rsid="00321ce7" style:font-size-asian="13.1000003814697pt" style:font-size-complex="15pt"/>
    </style:style>
    <style:style style:name="P12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3124" style:font-size-asian="14pt" style:font-size-complex="14pt"/>
    </style:style>
    <style:style style:name="P1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ee82" style:font-size-asian="14pt" style:font-size-complex="14pt"/>
    </style:style>
    <style:style style:name="P1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9e308" style:font-size-asian="14pt" style:font-size-complex="14pt"/>
    </style:style>
    <style:style style:name="P1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b622b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cb5d4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3f805b" officeooo:paragraph-rsid="003f805b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40bbbc" officeooo:paragraph-rsid="0040bbbc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4a99fd" officeooo:paragraph-rsid="004a99fd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503ef1" officeooo:paragraph-rsid="00503ef1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503ef1" officeooo:paragraph-rsid="0057bcde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6298ff" officeooo:paragraph-rsid="006298ff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66eda4" officeooo:paragraph-rsid="0066eda4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6feb60" officeooo:paragraph-rsid="006feb60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fo:font-weight="bold" officeooo:rsid="0057bcde" officeooo:paragraph-rsid="0057bcde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28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29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21ce7" officeooo:paragraph-rsid="00321ce7" style:font-size-asian="40pt" style:font-style-asian="italic" style:font-weight-asian="bold" style:font-size-complex="40pt" style:font-style-complex="italic" style:font-weight-complex="bold"/>
    </style:style>
    <style:style style:name="P30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2a61b8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38b5b3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2ea5fe" officeooo:paragraph-rsid="0039e308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3124" officeooo:paragraph-rsid="00373124" style:font-size-asian="13.1000003814697pt" style:font-weight-asian="bold" style:font-size-complex="15pt" style:font-weight-complex="bold"/>
    </style:style>
    <style:style style:name="P3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ee82" officeooo:paragraph-rsid="0038b5b3" style:font-size-asian="13.1000003814697pt" style:font-weight-asian="bold" style:font-size-complex="15pt" style:font-weight-complex="bold"/>
    </style:style>
    <style:style style:name="P3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b5b3" officeooo:paragraph-rsid="0038b5b3" style:font-size-asian="13.1000003814697pt" style:font-weight-asian="bold" style:font-size-complex="15pt" style:font-weight-complex="bold"/>
    </style:style>
    <style:style style:name="P3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8b5b3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9e308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b622b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b5b3" officeooo:paragraph-rsid="003cb5d4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9e308" officeooo:paragraph-rsid="0039e308" style:font-size-asian="14pt" style:font-weight-asian="bold" style:font-size-complex="14pt" style:font-weight-complex="bold"/>
    </style:style>
    <style:style style:name="P41" style:family="paragraph" style:parent-style-name="Standard">
      <style:paragraph-properties fo:line-height="150%">
        <style:tab-stops>
          <style:tab-stop style:position="8.202cm"/>
        </style:tab-stops>
      </style:paragraph-properties>
      <style:text-properties fo:color="#8eb015" style:font-name="FreeSans" fo:font-size="14pt" fo:letter-spacing="0.035cm" fo:font-weight="bold" officeooo:rsid="0039e308" officeooo:paragraph-rsid="0039e308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b622b" officeooo:paragraph-rsid="003b622b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b622b" officeooo:paragraph-rsid="003cb5d4" style:font-size-asian="14pt" style:font-weight-asian="bold" style:font-size-complex="14pt" style:font-weight-complex="bold"/>
    </style:style>
    <style:style style:name="P4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b5d4" officeooo:paragraph-rsid="003cb5d4" style:font-size-asian="14pt" style:font-weight-asian="bold" style:font-size-complex="14pt" style:font-weight-complex="bold"/>
    </style:style>
    <style:style style:name="P45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9e308" officeooo:paragraph-rsid="0039e308" style:font-size-asian="13pt" style:font-weight-asian="bold" style:font-size-complex="13pt" style:font-weight-complex="bold"/>
    </style:style>
    <style:style style:name="P46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47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48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73124" officeooo:paragraph-rsid="00373124" style:font-size-asian="25pt" style:font-style-asian="italic" style:font-size-complex="25pt" style:font-style-complex="italic"/>
    </style:style>
    <style:style style:name="P49" style:family="paragraph" style:parent-style-name="Standard" style:list-style-name="L1">
      <style:paragraph-properties fo:line-height="115%"/>
      <style:text-properties style:font-name="FreeSans" fo:font-size="14pt" fo:letter-spacing="0.035cm" officeooo:rsid="0043e026" officeooo:paragraph-rsid="0043e026" style:font-size-asian="14pt" style:font-size-complex="14pt"/>
    </style:style>
    <style:style style:name="P50" style:family="paragraph" style:parent-style-name="Standard" style:list-style-name="L1">
      <style:paragraph-properties fo:line-height="115%"/>
      <style:text-properties style:font-name="FreeSans" fo:font-size="14pt" fo:letter-spacing="0.035cm" officeooo:rsid="004513b6" officeooo:paragraph-rsid="004513b6" style:font-size-asian="14pt" style:font-size-complex="14pt"/>
    </style:style>
    <style:style style:name="P51" style:family="paragraph" style:parent-style-name="Standard" style:list-style-name="L1">
      <style:paragraph-properties fo:line-height="115%"/>
      <style:text-properties style:font-name="FreeSans" fo:font-size="14pt" fo:letter-spacing="0.035cm" officeooo:rsid="004a786e" officeooo:paragraph-rsid="004a786e" style:font-size-asian="14pt" style:font-size-complex="14pt"/>
    </style:style>
    <style:style style:name="P52" style:family="paragraph" style:parent-style-name="Standard">
      <style:paragraph-properties fo:line-height="115%"/>
      <style:text-properties style:font-name="FreeSans" fo:font-size="14pt" fo:letter-spacing="0.035cm" officeooo:rsid="004d385c" officeooo:paragraph-rsid="004d385c" style:font-size-asian="14pt" style:font-size-complex="14pt"/>
    </style:style>
    <style:style style:name="P53" style:family="paragraph" style:parent-style-name="Standard">
      <style:paragraph-properties fo:line-height="115%"/>
      <style:text-properties style:font-name="FreeSans" fo:font-size="14pt" fo:letter-spacing="0.035cm" officeooo:rsid="0091d6a0" officeooo:paragraph-rsid="0091d6a0" style:font-size-asian="14pt" style:font-size-complex="14pt"/>
    </style:style>
    <style:style style:name="P54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3ef1" officeooo:paragraph-rsid="00503ef1" style:font-size-asian="14pt" style:font-weight-asian="bold" style:font-size-complex="14pt" style:font-weight-complex="bold"/>
    </style:style>
    <style:style style:name="P55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3ef1" officeooo:paragraph-rsid="0057bcde" style:font-size-asian="14pt" style:font-weight-asian="bold" style:font-size-complex="14pt" style:font-weight-complex="bold"/>
    </style:style>
    <style:style style:name="P56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3ef1" officeooo:paragraph-rsid="008ed950" style:font-size-asian="14pt" style:font-weight-asian="bold" style:font-size-complex="14pt" style:font-weight-complex="bold"/>
    </style:style>
    <style:style style:name="P57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2f6f0" officeooo:paragraph-rsid="0052f6f0" style:font-size-asian="14pt" style:font-weight-asian="bold" style:font-size-complex="14pt" style:font-weight-complex="bold"/>
    </style:style>
    <style:style style:name="P58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0471e" officeooo:paragraph-rsid="0050471e" style:font-size-asian="14pt" style:font-weight-asian="bold" style:font-size-complex="14pt" style:font-weight-complex="bold"/>
    </style:style>
    <style:style style:name="P59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7bcde" officeooo:paragraph-rsid="0057bcde" style:font-size-asian="14pt" style:font-weight-asian="bold" style:font-size-complex="14pt" style:font-weight-complex="bold"/>
    </style:style>
    <style:style style:name="P60" style:family="paragraph" style:parent-style-name="Standard" style:list-style-name="L6">
      <style:paragraph-properties fo:line-height="115%"/>
      <style:text-properties style:font-name="FreeSans" fo:font-size="14pt" fo:letter-spacing="0.035cm" fo:font-weight="bold" officeooo:rsid="0057bcde" officeooo:paragraph-rsid="0092d5b6" style:font-size-asian="14pt" style:font-weight-asian="bold" style:font-size-complex="14pt" style:font-weight-complex="bold"/>
    </style:style>
    <style:style style:name="P61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bc640" officeooo:paragraph-rsid="005bc640" style:font-size-asian="14pt" style:font-weight-asian="bold" style:font-size-complex="14pt" style:font-weight-complex="bold"/>
    </style:style>
    <style:style style:name="P62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bc640" officeooo:paragraph-rsid="009059c9" style:font-size-asian="14pt" style:font-weight-asian="bold" style:font-size-complex="14pt" style:font-weight-complex="bold"/>
    </style:style>
    <style:style style:name="P63" style:family="paragraph" style:parent-style-name="Standard" style:list-style-name="L6">
      <style:paragraph-properties fo:line-height="115%"/>
      <style:text-properties style:font-name="FreeSans" fo:font-size="14pt" fo:letter-spacing="0.035cm" fo:font-weight="bold" officeooo:rsid="005bc640" officeooo:paragraph-rsid="0092d5b6" style:font-size-asian="14pt" style:font-weight-asian="bold" style:font-size-complex="14pt" style:font-weight-complex="bold"/>
    </style:style>
    <style:style style:name="P64" style:family="paragraph" style:parent-style-name="Standard" style:list-style-name="L2">
      <style:paragraph-properties fo:line-height="115%"/>
      <style:text-properties style:font-name="FreeSans" fo:font-size="14pt" fo:letter-spacing="0.035cm" fo:font-weight="bold" officeooo:rsid="005ea85e" officeooo:paragraph-rsid="005ea85e" style:font-size-asian="14pt" style:font-weight-asian="bold" style:font-size-complex="14pt" style:font-weight-complex="bold"/>
    </style:style>
    <style:style style:name="P65" style:family="paragraph" style:parent-style-name="Standard" style:list-style-name="L5">
      <style:paragraph-properties fo:line-height="115%"/>
      <style:text-properties style:font-name="FreeSans" fo:font-size="14pt" fo:letter-spacing="0.035cm" fo:font-weight="bold" officeooo:rsid="0091d6a0" officeooo:paragraph-rsid="0091d6a0" style:font-size-asian="14pt" style:font-weight-asian="bold" style:font-size-complex="14pt" style:font-weight-complex="bold"/>
    </style:style>
    <style:style style:name="P66" style:family="paragraph" style:parent-style-name="Standard" style:list-style-name="L5">
      <style:paragraph-properties fo:line-height="115%"/>
      <style:text-properties style:font-name="FreeSans" fo:font-size="14pt" fo:letter-spacing="0.035cm" fo:font-weight="bold" officeooo:rsid="0092d5b6" officeooo:paragraph-rsid="0092d5b6" style:font-size-asian="14pt" style:font-weight-asian="bold" style:font-size-complex="14pt" style:font-weight-complex="bold"/>
    </style:style>
    <style:style style:name="P67" style:family="paragraph" style:parent-style-name="Standard" style:list-style-name="L6">
      <style:paragraph-properties fo:line-height="115%"/>
      <style:text-properties style:font-name="FreeSans" fo:font-size="14pt" fo:letter-spacing="0.035cm" fo:font-weight="bold" officeooo:rsid="0094fbc1" officeooo:paragraph-rsid="0094fbc1" style:font-size-asian="14pt" style:font-weight-asian="bold" style:font-size-complex="14pt" style:font-weight-complex="bold"/>
    </style:style>
    <style:style style:name="P68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7626f4" officeooo:paragraph-rsid="007626f4" style:font-size-asian="14pt" style:font-weight-asian="normal" style:font-size-complex="14pt" style:font-weight-complex="normal"/>
    </style:style>
    <style:style style:name="P69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7b9b9c" officeooo:paragraph-rsid="007b9b9c" style:font-size-asian="14pt" style:font-weight-asian="normal" style:font-size-complex="14pt" style:font-weight-complex="normal"/>
    </style:style>
    <style:style style:name="P70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7f55d2" officeooo:paragraph-rsid="007f55d2" style:font-size-asian="14pt" style:font-weight-asian="normal" style:font-size-complex="14pt" style:font-weight-complex="normal"/>
    </style:style>
    <style:style style:name="P71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81eac8" officeooo:paragraph-rsid="0081eac8" style:font-size-asian="14pt" style:font-weight-asian="normal" style:font-size-complex="14pt" style:font-weight-complex="normal"/>
    </style:style>
    <style:style style:name="P72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81ed31" officeooo:paragraph-rsid="0081ed31" style:font-size-asian="14pt" style:font-weight-asian="normal" style:font-size-complex="14pt" style:font-weight-complex="normal"/>
    </style:style>
    <style:style style:name="P73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83d870" officeooo:paragraph-rsid="0083d870" style:font-size-asian="14pt" style:font-weight-asian="normal" style:font-size-complex="14pt" style:font-weight-complex="normal"/>
    </style:style>
    <style:style style:name="P74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8612dd" officeooo:paragraph-rsid="008612dd" style:font-size-asian="14pt" style:font-weight-asian="normal" style:font-size-complex="14pt" style:font-weight-complex="normal"/>
    </style:style>
    <style:style style:name="P75" style:family="paragraph" style:parent-style-name="Standard" style:list-style-name="L3">
      <style:paragraph-properties fo:line-height="115%"/>
      <style:text-properties style:font-name="FreeSans" fo:font-size="14pt" fo:letter-spacing="0.035cm" fo:font-weight="normal" officeooo:rsid="0087a23c" officeooo:paragraph-rsid="0087a23c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line-height="115%"/>
      <style:text-properties style:font-name="FreeSans" fo:font-size="14pt" fo:letter-spacing="0.035cm" fo:font-weight="normal" officeooo:rsid="0091d6a0" officeooo:paragraph-rsid="0091d6a0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fo:font-weight="normal" officeooo:rsid="0092d5b6" officeooo:paragraph-rsid="0092d5b6" style:font-size-asian="14pt" style:font-weight-asian="normal" style:font-size-complex="14pt" style:font-weight-complex="normal"/>
    </style:style>
    <style:style style:name="P78" style:family="paragraph" style:parent-style-name="Standard" style:list-style-name="L3">
      <style:paragraph-properties fo:line-height="115%"/>
      <style:text-properties officeooo:rsid="006feb60" officeooo:paragraph-rsid="006feb60"/>
    </style:style>
    <style:style style:name="P79" style:family="paragraph" style:parent-style-name="Standard" style:list-style-name="L3">
      <style:paragraph-properties fo:line-height="115%"/>
      <style:text-properties fo:font-weight="normal" officeooo:rsid="006feb60" officeooo:paragraph-rsid="008bc48a" style:font-weight-asian="normal" style:font-weight-complex="normal"/>
    </style:style>
    <style:style style:name="P80" style:family="paragraph" style:parent-style-name="Standard" style:list-style-name="L3">
      <style:paragraph-properties fo:line-height="115%"/>
      <style:text-properties fo:font-weight="normal" officeooo:rsid="00746004" officeooo:paragraph-rsid="00746004" style:font-weight-asian="normal" style:font-weight-complex="normal"/>
    </style:style>
    <style:style style:name="P81" style:family="paragraph" style:parent-style-name="Standard" style:list-style-name="L3">
      <style:paragraph-properties fo:line-height="115%"/>
      <style:text-properties fo:font-weight="normal" officeooo:rsid="0077f1bc" officeooo:paragraph-rsid="0077f1bc" style:font-weight-asian="normal" style:font-weight-complex="normal"/>
    </style:style>
    <style:style style:name="P82" style:family="paragraph" style:parent-style-name="Standard" style:list-style-name="L3">
      <style:paragraph-properties fo:line-height="115%"/>
      <style:text-properties fo:font-weight="normal" officeooo:rsid="007b9b9c" officeooo:paragraph-rsid="007b9b9c" style:font-weight-asian="normal" style:font-weight-complex="normal"/>
    </style:style>
    <style:style style:name="P83" style:family="paragraph" style:parent-style-name="Standard" style:list-style-name="L3">
      <style:paragraph-properties fo:line-height="115%"/>
      <style:text-properties fo:font-weight="normal" officeooo:rsid="0081ed31" officeooo:paragraph-rsid="0081ed31" style:font-weight-asian="normal" style:font-weight-complex="normal"/>
    </style:style>
    <style:style style:name="P84" style:family="paragraph" style:parent-style-name="Standard" style:list-style-name="L3">
      <style:paragraph-properties fo:line-height="115%"/>
      <style:text-properties fo:font-weight="normal" officeooo:rsid="0083d870" officeooo:paragraph-rsid="0083d870" style:font-weight-asian="normal" style:font-weight-complex="normal"/>
    </style:style>
    <style:style style:name="P85" style:family="paragraph">
      <loext:graphic-properties draw:fill-color="#2c3756"/>
    </style:style>
    <style:style style:name="P86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7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64bb8"/>
    </style:style>
    <style:style style:name="T2" style:family="text">
      <style:text-properties officeooo:rsid="0034a77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officeooo:rsid="002a61b8"/>
    </style:style>
    <style:style style:name="T7" style:family="text">
      <style:text-properties officeooo:rsid="002c475a"/>
    </style:style>
    <style:style style:name="T8" style:family="text">
      <style:text-properties officeooo:rsid="002f1e74"/>
    </style:style>
    <style:style style:name="T9" style:family="text">
      <style:text-properties officeooo:rsid="00321ce7"/>
    </style:style>
    <style:style style:name="T10" style:family="text">
      <style:text-properties officeooo:rsid="004077de"/>
    </style:style>
    <style:style style:name="T11" style:family="text">
      <style:text-properties officeooo:rsid="00427f89"/>
    </style:style>
    <style:style style:name="T12" style:family="text">
      <style:text-properties officeooo:rsid="004fe0fb"/>
    </style:style>
    <style:style style:name="T13" style:family="text">
      <style:text-properties officeooo:rsid="0057bcd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92d5b6" style:font-weight-asian="normal" style:font-weight-complex="normal"/>
    </style:style>
    <style:style style:name="T16" style:family="text">
      <style:text-properties fo:font-style="normal" officeooo:rsid="0057bcde" style:font-style-asian="normal" style:font-style-complex="normal"/>
    </style:style>
    <style:style style:name="T17" style:family="text">
      <style:text-properties fo:font-style="normal" officeooo:rsid="008ed950" style:font-style-asian="normal" style:font-style-complex="normal"/>
    </style:style>
    <style:style style:name="T18" style:family="text">
      <style:text-properties fo:font-style="normal" fo:font-weight="normal" officeooo:rsid="0057bcde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8ed950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style:font-style-asian="normal" style:font-style-complex="normal"/>
    </style:style>
    <style:style style:name="T22" style:family="text">
      <style:text-properties fo:font-style="normal" style:text-underline-style="none" officeooo:rsid="0092d5b6" style:font-style-asian="normal" style:font-style-complex="normal"/>
    </style:style>
    <style:style style:name="T23" style:family="text">
      <style:text-properties style:text-underline-style="none"/>
    </style:style>
    <style:style style:name="T24" style:family="text">
      <style:text-properties officeooo:rsid="0068dd6e"/>
    </style:style>
    <style:style style:name="T25" style:family="text">
      <style:text-properties style:font-name="FreeSans" fo:font-size="14pt" fo:letter-spacing="0.035cm" style:font-size-asian="14pt" style:font-size-complex="14pt"/>
    </style:style>
    <style:style style:name="T26" style:family="text">
      <style:text-properties style:font-name="FreeSans" fo:font-size="14pt" fo:letter-spacing="0.035cm" officeooo:rsid="0071ba79" style:font-size-asian="14pt" style:font-size-complex="14pt"/>
    </style:style>
    <style:style style:name="T27" style:family="text">
      <style:text-properties style:font-name="FreeSans" fo:font-size="14pt" fo:letter-spacing="0.035cm" officeooo:rsid="00746004" style:font-size-asian="14pt" style:font-size-complex="14pt"/>
    </style:style>
    <style:style style:name="T28" style:family="text">
      <style:text-properties style:font-name="FreeSans" fo:font-size="14pt" fo:letter-spacing="0.035cm" officeooo:rsid="007626f4" style:font-size-asian="14pt" style:font-size-complex="14pt"/>
    </style:style>
    <style:style style:name="T29" style:family="text">
      <style:text-properties style:font-name="FreeSans" fo:font-size="14pt" fo:letter-spacing="0.035cm" officeooo:rsid="00786746" style:font-size-asian="14pt" style:font-size-complex="14pt"/>
    </style:style>
    <style:style style:name="T30" style:family="text">
      <style:text-properties style:font-name="FreeSans" fo:font-size="14pt" fo:letter-spacing="0.035cm" officeooo:rsid="007a0741" style:font-size-asian="14pt" style:font-size-complex="14pt"/>
    </style:style>
    <style:style style:name="T31" style:family="text">
      <style:text-properties style:font-name="FreeSans" fo:font-size="14pt" fo:letter-spacing="0.035cm" officeooo:rsid="007b9b9c" style:font-size-asian="14pt" style:font-size-complex="14pt"/>
    </style:style>
    <style:style style:name="T32" style:family="text">
      <style:text-properties style:font-name="FreeSans" fo:font-size="14pt" fo:letter-spacing="0.035cm" officeooo:rsid="007da828" style:font-size-asian="14pt" style:font-size-complex="14pt"/>
    </style:style>
    <style:style style:name="T33" style:family="text">
      <style:text-properties style:font-name="FreeSans" fo:font-size="14pt" fo:letter-spacing="0.035cm" officeooo:rsid="007f55d2" style:font-size-asian="14pt" style:font-size-complex="14pt"/>
    </style:style>
    <style:style style:name="T34" style:family="text">
      <style:text-properties style:font-name="FreeSans" fo:font-size="14pt" fo:letter-spacing="0.035cm" officeooo:rsid="008bc48a" style:font-size-asian="14pt" style:font-size-complex="14pt"/>
    </style:style>
    <style:style style:name="T35" style:family="text">
      <style:text-properties style:font-name="FreeSans" fo:font-size="14pt" fo:letter-spacing="0.035cm" fo:font-weight="bold" style:font-size-asian="14pt" style:font-weight-asian="bold" style:font-size-complex="14pt" style:font-weight-complex="bold"/>
    </style:style>
    <style:style style:name="T36" style:family="text">
      <style:text-properties officeooo:rsid="00841a5a"/>
    </style:style>
    <style:style style:name="T37" style:family="text">
      <style:text-properties officeooo:rsid="0092d5b6"/>
    </style:style>
    <style:style style:name="T38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85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0" draw:name="Shape2" draw:style-name="gr4" draw:text-style-name="P85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29">Modelo de datos</text:p>
      <text:p text:style-name="P27"><draw:frame draw:style-name="fr2" draw:name="Image1" text:anchor-type="as-char" svg:width="14.6cm" svg:height="6.6cm" draw:z-index="12"><draw:image xlink:href="Pictures/1000020100000226000000FA9C3F27F97A3CB667.png" xlink:type="simple" xlink:show="embed" xlink:actuate="onLoad" loext:mime-type="image/png"/></draw:frame></text:p>
      <text:p text:style-name="P28"><text:span text:style-name="T8">Proyecto </text:span><text:span text:style-name="T5">Colibrí</text:span></text:p>
      <text:p text:style-name="P8"/>
      <text:p text:style-name="P12">Asignatura</text:p>
      <text:p text:style-name="P8">Laboratorio de desarrollo de software</text:p>
      <text:p text:style-name="P8"/>
      <text:p text:style-name="P12">Autor</text:p>
      <text:p text:style-name="P11">Cinthia Lima y Ariel Machini</text:p>
      <text:p text:style-name="P8"/>
      <text:p text:style-name="P12">Fecha de redacción</text:p>
      <text:p text:style-name="P8"><text:span text:style-name="T9">26</text:span>/<text:span text:style-name="T9">09/2017</text:span></text:p>
      <text:p text:style-name="P46"><draw:custom-shape text:anchor-type="paragraph" draw:z-index="1" draw:name="Shape1" draw:style-name="gr2" draw:text-style-name="P86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88" svg:width="6.501cm" svg:height="18.5cm" svg:x="0.499cm" svg:y="0.75cm"><draw:text-box><text:p text:style-name="P87"><text:span text:style-name="T38">El modelo de datos es un <text:s/>conjunto de herramientas conceptuales para describir datos, sus relaciones, su significado y sus restricciones de consistencia.</text:span></text:p><text:p text:style-name="P87"><text:span text:style-name="T38">Conlleva un proceso para analizar los aspectos de interés de una organización y la relación que tienen unos con otros. Este proceso da como resultado documentación de los recursos de datos del negocio.</text:span></text:p></draw:text-box></draw:frame></text:p>
      <text:p text:style-name="P47">Índice</text:p>
      <text:p text:style-name="P9"/>
      <text:p text:style-name="P9">Aquí va el índice <text:span text:style-name="T6">(se debería insertar al final)</text:span>.</text:p>
      <text:p text:style-name="P48">Modelo de datos</text:p>
      <text:p text:style-name="P10"/>
      <text:p text:style-name="P33">Introducción</text:p>
      <text:p text:style-name="P18">A lo largo de este documento se desarrollaran <text:span text:style-name="T10">variados temas relacionados a la especificación de los datos que competen a nuestro proyecto. Se definirán cuales y cuantos son los datos de importancia <text:s text:c="3"/>para modelar la base de datos que tendrá el proyecto Colibrí.</text:span></text:p>
      <text:p text:style-name="P18"/>
      <text:p text:style-name="P36">Propósito</text:p>
      <text:p text:style-name="P19">Este documento forma parte del diseño, ya que se definirán con detalle entidades, relaciones entre las misma y d<text:span text:style-name="T11">emás detalles asociados. Este modelo de datos nos permitirá:</text:span></text:p>
      <text:list xml:id="list3949933941" text:style-name="L1">
        <text:list-item>
          <text:p text:style-name="P49">Modelar los requerimientos de datos de un proceso de negocio</text:p>
        </text:list-item>
        <text:list-item>
          <text:p text:style-name="P50">Detallar con exactitud la definición de cada tipo de dato, lo cuál servirá de insumo para las siguientes tareas del proceso de desarrollo</text:p>
        </text:list-item>
        <text:list-item>
          <text:p text:style-name="P51">Tener una visión clara de los datos necesarios para nuestro proyecto</text:p>
        </text:list-item>
      </text:list>
      <text:p text:style-name="P13"/>
      <text:p text:style-name="P36">Alcance</text:p>
      <text:p text:style-name="P20">El alcance de este modelado de datos se centra en el diseño de los requisitos de datos detectados en el análisis del proyecto Colibrí.</text:p>
      <text:p text:style-name="P30"/>
      <text:p text:style-name="P35">Referencias</text:p>
      <text:p text:style-name="P14">*</text:p>
      <text:p text:style-name="P34"><text:soft-page-break/>Diseño de datos</text:p>
      <text:p text:style-name="P36">Modelo de datos general</text:p>
      <text:p text:style-name="P52">En este apartada nombraremos de manera general y sin detallar mucho a todas las entidades <text:span text:style-name="T12">y relaciones </text:span>detectadas a partir del análisis:</text:p>
      <text:p text:style-name="P53">Análisis sin módulo UARGFlow:</text:p>
      <text:p text:style-name="P21">Entidades:</text:p>
      <text:list xml:id="list3581508106" text:style-name="L2">
        <text:list-item>
          <text:p text:style-name="P54">Formulario</text:p>
        </text:list-item>
        <text:list-item>
          <text:p text:style-name="P57">Campo</text:p>
        </text:list-item>
        <text:list-item>
          <text:p text:style-name="P58">Informe</text:p>
        </text:list-item>
        <text:list-item>
          <text:p text:style-name="P54">Usuario</text:p>
        </text:list-item>
        <text:list-item>
          <text:p text:style-name="P54">Gestor de formularios</text:p>
        </text:list-item>
        <text:list-item>
          <text:p text:style-name="P54">Administrador</text:p>
        </text:list-item>
      </text:list>
      <text:p text:style-name="P22"><text:span text:style-name="T13">Relaciones</text:span>:</text:p>
      <text:list xml:id="list135908935886255" text:continue-numbering="true" text:style-name="L2">
        <text:list-item>
          <text:p text:style-name="P55">Formulario <text:span text:style-name="T18">tiene </text:span><text:span text:style-name="T16">Campos</text:span></text:p>
        </text:list-item>
        <text:list-item>
          <text:p text:style-name="P56"><text:span text:style-name="T16">Formulario </text:span><text:span text:style-name="T19">es rellenado por</text:span><text:span text:style-name="T18"> </text:span><text:span text:style-name="T17">Usuario</text:span></text:p>
        </text:list-item>
        <text:list-item>
          <text:p text:style-name="P56"><text:span text:style-name="T16">Formulario </text:span><text:span text:style-name="T19">es creado por</text:span><text:span text:style-name="T18"> </text:span><text:span text:style-name="T17">Gestor de formularios</text:span></text:p>
        </text:list-item>
        <text:list-item>
          <text:p text:style-name="P56"><text:span text:style-name="T16">Formulario </text:span><text:span text:style-name="T18">tiene </text:span><text:span text:style-name="T16">Campos</text:span></text:p>
        </text:list-item>
        <text:list-item>
          <text:p text:style-name="P59">Usuario <text:span text:style-name="T14">es superclase de </text:span>Gestor de formulario</text:p>
        </text:list-item>
        <text:list-item>
          <text:p text:style-name="P61">Gestor de formulario <text:span text:style-name="T14">es subclase de </text:span><text:span text:style-name="T23">Usuario</text:span></text:p>
        </text:list-item>
        <text:list-item>
          <text:p text:style-name="P61">Gestor de formulario <text:span text:style-name="T14">es superclase de </text:span><text:span text:style-name="T23">Administrador</text:span></text:p>
        </text:list-item>
        <text:list-item>
          <text:p text:style-name="P61"><text:span text:style-name="T23">Administrador </text:span><text:span text:style-name="T20">es subclase de </text:span><text:span text:style-name="T21">Gestor de formulario</text:span></text:p>
        </text:list-item>
        <text:list-item>
          <text:p text:style-name="P62"><text:span text:style-name="T21">Administrador </text:span><text:span text:style-name="T20">es subclase de </text:span><text:span text:style-name="T21">Gestor de formulario</text:span></text:p>
        </text:list-item>
        <text:list-item>
          <text:p text:style-name="P64"><text:span text:style-name="T21">Informe </text:span><text:span text:style-name="T20">es sobre </text:span><text:span text:style-name="T21">Formulario</text:span></text:p>
        </text:list-item>
      </text:list>
      <text:p text:style-name="P76"><text:span text:style-name="T21">Análisis con módulo UARGFlow:</text:span></text:p>
      <text:p text:style-name="P76"><text:span text:style-name="T21">Entidades: (anteriores +)</text:span></text:p>
      <text:list xml:id="list1671392618" text:style-name="L5">
        <text:list-item>
          <text:p text:style-name="P65"><text:span text:style-name="T22">WorkFlow </text:span><text:span text:style-name="T21">Permiso</text:span></text:p>
        </text:list-item>
        <text:list-item>
          <text:p text:style-name="P65"><text:span text:style-name="T22">Work Flow </text:span><text:span text:style-name="T21">Rol</text:span></text:p>
        </text:list-item>
        <text:list-item>
          <text:p text:style-name="P66"><text:span text:style-name="T21">WorkFlow Usuario </text:span><text:span text:style-name="T20">(en lugar de Usuario)</text:span></text:p>
        </text:list-item>
      </text:list>
      <text:p text:style-name="P77"><text:span text:style-name="T21"/></text:p>
      <text:p text:style-name="P77"><text:soft-page-break/><text:span text:style-name="T21">Relaciones</text:span></text:p>
      <text:list xml:id="list2846331096" text:style-name="L6">
        <text:list-item>
          <text:p text:style-name="P60"><text:span text:style-name="T37">WorkFlow </text:span>Usuario <text:span text:style-name="T14">es superclase de </text:span>Gestor de formulario</text:p>
        </text:list-item>
        <text:list-item>
          <text:p text:style-name="P63">Gestor de formulario <text:span text:style-name="T14">es subclase de </text:span><text:span text:style-name="T37">WorkFlow</text:span><text:span text:style-name="T15"> </text:span><text:span text:style-name="T23">Usuario</text:span></text:p>
        </text:list-item>
        <text:list-item>
          <text:p text:style-name="P67"><text:span text:style-name="T21">Administrador </text:span><text:span text:style-name="T20">asigna </text:span><text:span text:style-name="T21">WorkFlow Permisos</text:span></text:p>
        </text:list-item>
        <text:list-item>
          <text:p text:style-name="P67"><text:span text:style-name="T21">Administrador </text:span><text:span text:style-name="T20">crea </text:span><text:span text:style-name="T21">WorkFlow Roles</text:span></text:p>
        </text:list-item>
      </text:list>
      <text:p text:style-name="P26"/>
      <text:p text:style-name="P37">Modelo entidad-relación</text:p>
      <text:p text:style-name="P23">Para la representación del modelo de datos se utilizará el Modelo Entidad-Relación. </text:p>
      <text:p text:style-name="P32"/>
      <text:p text:style-name="P45">Definición</text:p>
      <text:p text:style-name="P24">El modelo entidad-relación nos permitirá describir con exactitud las entidades ; l<text:span text:style-name="T24">o</text:span>s atributos, es decir, <text:span text:style-name="T24">las</text:span> <text:span text:style-name="T24">características de las entidades; las relaciones existentes entre las entidades; la cardinalidad con la que son dadas las relaciones y las llaves con las que son identificadas las entidades y con las que son relacionadas.</text:span></text:p>
      <text:p text:style-name="P31"/>
      <text:p text:style-name="P41">Descripción de entidades y atributos</text:p>
      <text:list xml:id="list3577430933" text:style-name="L3">
        <text:list-item>
          <text:p text:style-name="P78"><text:span text:style-name="T25">Entidad </text:span><text:span text:style-name="T35">Formulario</text:span></text:p>
          <text:list>
            <text:list-item>
              <text:list>
                <text:list-item>
                  <text:p text:style-name="P79"><text:span text:style-name="T25">Atributos: </text:span><text:span text:style-name="T28">id</text:span><text:span text:style-name="T29">formulario</text:span><text:span text:style-name="T28">, </text:span><text:span text:style-name="T25">nombre, correo-respuesta, </text:span><text:span text:style-name="T34">fecha-inicio-Visibilidad</text:span><text:span text:style-name="T25">, </text:span><text:span text:style-name="T34">fecha-fin-Visibilidad</text:span><text:span text:style-name="T27">,</text:span><text:span text:style-name="T25"> </text:span><text:span text:style-name="T26">destinatarios, </text:span><text:span text:style-name="T31">cantidad-respuestas</text:span></text:p>
                </text:list-item>
                <text:list-item>
                  <text:p text:style-name="P80"><text:span text:style-name="T26">C</text:span><text:span text:style-name="T25">lave primaria: </text:span><text:span text:style-name="T28">id</text:span></text:p>
                </text:list-item>
                <text:list-item>
                  <text:p text:style-name="P68">Clave secundaria: nombre</text:p>
                </text:list-item>
              </text:list>
            </text:list-item>
          </text:list>
        </text:list-item>
        <text:list-item>
          <text:p text:style-name="P81"><text:span text:style-name="T25">Entidad </text:span><text:span text:style-name="T35">Campo</text:span></text:p>
          <text:list>
            <text:list-item>
              <text:list>
                <text:list-item>
                  <text:p text:style-name="P81"><text:span text:style-name="T25">Atributos: </text:span><text:span text:style-name="T30">idcampo, </text:span><text:span text:style-name="T25">enunciado, tipo, </text:span><text:span text:style-name="T29">obligatorio</text:span></text:p>
                </text:list-item>
                <text:list-item>
                  <text:p text:style-name="P82"><text:span text:style-name="T29">C</text:span><text:span text:style-name="T25">lav</text:span><text:span text:style-name="T33">e</text:span><text:span text:style-name="T25"> primaria: idcampo</text:span></text:p>
                </text:list-item>
                <text:list-item>
                  <text:p text:style-name="P69">Clave secundaria: - .</text:p>
                </text:list-item>
              </text:list>
            </text:list-item>
          </text:list>
        </text:list-item>
        <text:list-item>
          <text:p text:style-name="P82"><text:soft-page-break/><text:span text:style-name="T25">Entidad </text:span><text:span text:style-name="T35">Informe</text:span></text:p>
          <text:list>
            <text:list-item>
              <text:list>
                <text:list-item>
                  <text:p text:style-name="P82"><text:span text:style-name="T25">Atributos: </text:span><text:span text:style-name="T33">idinforme, </text:span><text:span text:style-name="T25">fecha</text:span><text:span text:style-name="T32">Inicio, fechaFin, </text:span><text:span text:style-name="T33">duración</text:span></text:p>
                </text:list-item>
                <text:list-item>
                  <text:p text:style-name="P70">Clave primaria: idinforme</text:p>
                </text:list-item>
                <text:list-item>
                  <text:p text:style-name="P71">Clave secundaria: -.</text:p>
                </text:list-item>
              </text:list>
            </text:list-item>
          </text:list>
        </text:list-item>
        <text:list-item>
          <text:p text:style-name="P83"><text:span text:style-name="T25">Entidad </text:span><text:span text:style-name="T35">Usuario</text:span></text:p>
          <text:list>
            <text:list-item>
              <text:list>
                <text:list-item>
                  <text:p text:style-name="P72">Atributos: idusuario, nombre, apellido, correoinstitucional</text:p>
                </text:list-item>
                <text:list-item>
                  <text:p text:style-name="P72">Clave primaria: idusuario</text:p>
                </text:list-item>
                <text:list-item>
                  <text:p text:style-name="P72">Clave secundaria: -.</text:p>
                </text:list-item>
              </text:list>
            </text:list-item>
          </text:list>
        </text:list-item>
        <text:list-item>
          <text:p text:style-name="P84"><text:span text:style-name="T25">Entidad </text:span><text:span text:style-name="T35">Gestor de formulario</text:span></text:p>
          <text:list>
            <text:list-item>
              <text:list>
                <text:list-item>
                  <text:p text:style-name="P73">Atributos: <text:span text:style-name="T36">cantidad-limite,</text:span> <text:span text:style-name="T36">libertad-publicación</text:span></text:p>
                </text:list-item>
              </text:list>
            </text:list-item>
          </text:list>
        </text:list-item>
        <text:list-item>
          <text:p text:style-name="P74">Entidad <text:span text:style-name="T4">Administrador</text:span></text:p>
          <text:list>
            <text:list-item>
              <text:list>
                <text:list-item>
                  <text:p text:style-name="P75">Atributos: -.</text:p>
                </text:list-item>
              </text:list>
            </text:list-item>
          </text:list>
        </text:list-item>
      </text:list>
      <text:p text:style-name="P25"/>
      <text:p text:style-name="P37"/>
      <text:p text:style-name="P40">Relaciones encontradas</text:p>
      <text:p text:style-name="P15">Acá va <text:span text:style-name="T7">más</text:span> contenido.</text:p>
      <text:p text:style-name="P32"/>
      <text:p text:style-name="P42">Diagrama E-R</text:p>
      <text:p text:style-name="P16">Acá va <text:span text:style-name="T7">más</text:span> contenido.</text:p>
      <text:p text:style-name="P38"/>
      <text:p text:style-name="P44">Comentarios sobre el Modelo relacional</text:p>
      <text:p text:style-name="P16">Acá va <text:span text:style-name="T7">más</text:span> contenido.</text:p>
      <text:p text:style-name="P43"/>
      <text:p text:style-name="P44">Normalización</text:p>
      <text:p text:style-name="P17">Acá va <text:span text:style-name="T7">más</text:span> contenido.</text:p>
      <text:p text:style-name="P39"/>
      <text:p text:style-name="P44">Justificación de la Forma normal adoptada</text:p>
      <text:p text:style-name="P17"><text:soft-page-break/>Acá va <text:span text:style-name="T7">más</text:span> contenido.</text:p>
      <text:p text:style-name="P44"/>
      <text:p text:style-name="P44">Especificación de la distribución de datos</text:p>
      <text:p text:style-name="P17">Acá va <text:span text:style-name="T7">más</text:span> conten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34a77f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64bb8"/>
    </style:style>
    <style:style style:name="MT2" style:family="text">
      <style:text-properties officeooo:rsid="0034a77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ODELO DE DATOS — </text:span>PÁGINA <text:page-number text:select-page="current">8</text:page-number><text:s/>DE <text:page-count>8</text:page-count></text:p>
      </style:header>
      <style:header-first>
        <text:p text:style-name="MP2"><text:span text:style-name="MT2">MODELO DE DATOS — </text:span>PÁGINA <text:page-number text:select-page="current">1</text:page-number><text:s/>DE <text:page-count>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9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1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05T13:59:07.987401733</dc:date>
    <meta:editing-duration>PT8H12M53S</meta:editing-duration>
    <meta:editing-cycles>94</meta:editing-cycles>
    <meta:generator>LibreOffice/5.4.1.2$Linux_X86_64 LibreOffice_project/ea7cb86e6eeb2bf3a5af73a8f7777ac570321527</meta:generator>
    <meta:document-statistic meta:table-count="2" meta:image-count="3" meta:object-count="0" meta:page-count="8" meta:paragraph-count="102" meta:word-count="588" meta:character-count="3748" meta:non-whitespace-character-count="3299"/>
  </office:meta>
</office:document-meta>
</file>